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2.215cm" table:align="left"/>
    </style:style>
    <style:style style:name="Tabela1.A" style:family="table-column">
      <style:table-column-properties style:column-width="3.152cm"/>
    </style:style>
    <style:style style:name="Tabela1.B" style:family="table-column">
      <style:table-column-properties style:column-width="0.041cm"/>
    </style:style>
    <style:style style:name="Tabela1.C" style:family="table-column">
      <style:table-column-properties style:column-width="9.022cm"/>
    </style:style>
    <style:style style:name="Tabela1.A1" style:family="table-cell">
      <style:table-cell-properties style:vertical-align="middle"/>
    </style:style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tyle="normal" fo:font-weight="normal"/>
    </style:style>
    <style:style style:name="P2" style:family="paragraph" style:parent-style-name="Text_20_body">
      <style:paragraph-properties fo:margin-left="0cm" fo:margin-right="0cm" fo:text-align="justify" style:justify-single-word="false" fo:text-indent="1.249cm" style:auto-text-indent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 style:list-style-name="L1">
      <style:paragraph-properties fo:margin-top="0cm" fo:margin-bottom="0.499cm" loext:contextual-spacing="false" fo:padding="0cm" fo:border="none"/>
    </style:style>
    <style:style style:name="P5" style:family="paragraph" style:parent-style-name="Table_20_Contents" style:list-style-name="L2">
      <style:paragraph-properties fo:margin-top="0cm" fo:margin-bottom="0.499cm" loext:contextual-spacing="false" fo:padding="0cm" fo:border="none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fo:font-variant="normal" fo:text-transform="none" fo:font-style="normal" style:text-underline-style="solid" style:text-underline-width="auto" style:text-underline-color="font-color"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Processo: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>0101620-93.2018.8.20.0001</text:p>
          </table:table-cell>
        </table:table-row>
        <table:table-row>
          <table:table-cell table:style-name="Tabela1.A1" office:value-type="string">
            <text:p text:style-name="P3">Classe Processual: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>Execução da Pena</text:p>
          </table:table-cell>
        </table:table-row>
        <table:table-row>
          <table:table-cell table:style-name="Tabela1.A1" office:value-type="string">
            <text:p text:style-name="P3">Assunto Principal: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>Pena Privativa de Liberdade</text:p>
          </table:table-cell>
        </table:table-row>
        <table:table-row>
          <table:table-cell table:style-name="Tabela1.A1" office:value-type="string">
            <text:p text:style-name="P3">Polo Ativo(s):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list xml:id="list3798481410" text:style-name="L1">
              <text:list-item>
                <text:p text:style-name="P4">O ESTADO DO RIO GRANDE DO NORTE</text:p>
              </text:list-item>
            </text:list>
          </table:table-cell>
        </table:table-row>
        <table:table-row>
          <table:table-cell table:style-name="Tabela1.A1" office:value-type="string">
            <text:p text:style-name="P3">Polo Passivo(s):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list xml:id="list2261334114" text:style-name="L2">
              <text:list-item>
                <text:p text:style-name="P5">ANDREZA CRISTINA LIMA LEITÃO</text:p>
              </text:list-item>
            </text:list>
          </table:table-cell>
        </table:table-row>
      </table:table>
      <text:p text:style-name="P1">Trata-se de execução de pena privativa de liberdade de dez anos de reclusão e um ano de detenção, em regime fechado, por delitos de tráfico de drogas, associação para o tráfico e posse ilegal de arma de fogo de uso permitido, tendo sido concedida prisão domiciliar por 24h diárias, com monitoramento eletrônico, em que a apenada requereu, por intermédio de sua advogada, a aplicação de 1/8 para o cálculo de progressão de regime nos termos do artigo 112, §3º, da Lei de Execução Penal, alegando que cumpre todos os requisitos legais, bem como a justificativa de faltas.</text:p>
      <text:p text:style-name="P1">Em 26/07/2019, a CEME encaminhou relatório de monitoramento, informando três violações à área de inclusão (evento 53.1), pelo que a defesa juntou petição (evento 58.1) a fim de justificá-las, alegando que a falta do dia 08/05/2019 ocorreu em razão da apenada ter comparecido a uma audiência na 6ª Vara Criminal, conforme mandado de intimação ao evento 58.2; e as faltas dos dias 16/07 e 19/07/2019 se deram por ter comparecido à 3ª Vara da Fazenda Pública, para diligências em razão de uma ação civil pública envolvendo sua residência (eventos 58.3 e 58.4).</text:p>
      <text:p text:style-name="P1">No evento 73.1, a defesa acostou petição requerendo a aplicação de 1/8 para o cálculo de progressão de regime nos termos do artigo 112, §3º, da Lei de Execução Penal, bem como a progressão de regime do fechado para o semiaberto.</text:p>
      <text:p text:style-name="P1">Instado a se manifestar, o Ministério Público requereu que fosse oficiada a CEME para prestar informações acerca do comportamento da apenada por todo o período monitorado, ou, em não sendo possível, informações referentes ao período de colocação da tornozeleira até abril de 2019 e relatório detalhado desde agosto/2019, retornando os autos para manifestação quanto à retificação de guia (evento 77.1).</text:p>
      <text:p text:style-name="P1">Em 13/11/2019, a CEME encaminhou atestado de conduta carcerária informando o "bom" comportamento da apenada, bem como que no período de 26/08/2018 a 30/04/2019 a apenada não apresentou violações (evento 82.1). Além, encaminhou relatórios de monitoramento, dos quais um deles apresentou 13 (treze) violações no período de 07/10 a 16/10/2019, contudo com observações de que estava em área de posto de saúde (evento 82.5).</text:p>
      <text:p text:style-name="P1">Assim, a defesa protocolou petição (evento 84.1) para justificar as violações informadas pela CEME, alegando que desde o dia 07/10/2019 a apenada estava dirigindo-se ao posto de saúde para atendimento de urgência ao seu filho, pelo que juntou declarações de comparecimento, receituário médico e "print" do email enviado à Central de Monitoramento (eventos 84.2 a 84.7). Alegou, ainda, que a CEME estava com problemas em seu telefone, motivo pelo qual encaminhou email para informar que estava encaminhando-se ao posto de saúde.</text:p>
      <text:p text:style-name="P1">Opinou o Ministério Público pelo acatamento das justificativas de violações e pela retificação da GEP utilizando a fração de 1/8, conforme artigo 112, §3º, da Lei de Execução Penal, ressaltando que, neste momento, não está a se avaliar o direito à progressão de regime (art. 87.1).</text:p>
      <text:p text:style-name="P1">Relatados.</text:p>
      <text:p text:style-name="P1"><text:soft-page-break/>A apenada requereu que seja acatada as justificativas de violações ao cumprimento de pena, quais sejam, 03 (três) ocorridas nos dias 08/05, 16/07 e 19/07/2019, e 13 (treze) violações no período de 07/10 a 16/10/2019. Em análise à documentação juntada aos autos, tais violações restam justificadas e não configuram falta média ou grave. Entretanto, devem ser anotadas no quadro de eventos como dias de pena não cumprida.</text:p>
      <text:p text:style-name="P1">Relativamente ao pedido de retificação de GEP, vaticina no § 3º ao art. 112 da LEP a aplicação da fração de 1/8 para cálculo de progressão de regime para as apenadas gestantes, mães ou responsáveis por crianças ou pessoa com deficiência, desde que cumpra os requisitos previsto na lei de forma cumulativa:</text:p>
      <text:p text:style-name="P1">I - não ter cometido crime com violência ou grave ameaça a pessoa;</text:p>
      <text:p text:style-name="P1">II - não ter cometido o crime contra seu filho ou dependente;</text:p>
      <text:p text:style-name="P1">III - ter cumprido ao menos 1/8 (um oitavo) da pena no regime anterior;</text:p>
      <text:p text:style-name="P1">IV - ser primária e ter bom comportamento carcerário, comprovado pelo diretor do estabelecimento;</text:p>
      <text:p text:style-name="P1">V - não ter integrado organização criminosa.</text:p>
      <text:p text:style-name="P1">No caso, a apenada preenche os requisitos legais, cumulativamente, já que é mãe de filhos que dependem dela, consoante certidões de nascimento comprovando a menoridade dos seus filhos (eventos 73.3 a 73.5), e cumpre os demais requisitos elencados em lei, devendo ser aplicada a fração de 1/8 para o crime comum e hediondo.</text:p>
      <text:p text:style-name="P1">Em que pese a apenada ter sido condenada pelo delito do art. 35 da Lei 11.343/06, observo que o decreto condenatório teve por objeto a apenada e seu irmão, não caracterizando organização criminosa, conforme o §1º do art. 1º da Lei 12.850/13: "associação de 04 (quatro) ou mais pessoas estruturalmente ordenada (...)".</text:p>
      <text:p text:style-name="P1">Ademais, no que concerne ao pedido da defesa para concessão da progressão de regime, saliento que diligências precisam ser tomadas para análise do requerido, caso a apenada atinja o requisito objetivo após a retificação da GEP com aplicação da nova fração.</text:p>
      <text:p text:style-name="P2"><text:span text:style-name="T1">Isto posto, </text:span><text:span text:style-name="T2">acato as justificativas</text:span><text:span text:style-name="T1"> de violações ao monitoramento, considerando </text:span><text:span text:style-name="Strong_20_Emphasis"><text:span text:style-name="T1">16 (dezesseis) dias de pena não cumprida</text:span></text:span><text:span text:style-name="T1"> e mando </text:span><text:span text:style-name="Strong_20_Emphasis"><text:span text:style-name="T1">retificar a GEP</text:span></text:span><text:span text:style-name="T1">, para constar a </text:span><text:span text:style-name="T2">fração de 1/8</text:span><text:span text:style-name="T1"> para cálculo da progressão de regime.</text:span></text:p>
      <text:p text:style-name="P1">P.R.I., expeça-se a competente Guia de Execução Penal retificadora e os ofícios de ordem à autoridade carcerária.</text:p>
      <text:p text:style-name="P1">Após atualização do Atestado de Penas, caso o SEEU identifique o processo como tendo atingido o requisito objetivo para progressão de regime, requisite-se ACC ao estabelecimento prisional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09:15.275000000</meta:creation-date>
    <dc:date>2020-01-15T12:16:39.414000000</dc:date>
    <meta:editing-duration>PT7M23S</meta:editing-duration>
    <meta:editing-cycles>2</meta:editing-cycles>
    <meta:generator>LibreOffice/6.0.3.2$Windows_X86_64 LibreOffice_project/8f48d515416608e3a835360314dac7e47fd0b821</meta:generator>
    <meta:document-statistic meta:table-count="1" meta:image-count="0" meta:object-count="0" meta:page-count="2" meta:paragraph-count="31" meta:word-count="915" meta:character-count="5668" meta:non-whitespace-character-count="4786"/>
  </office:meta>
</office:document-meta>
</file>